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officeooo:rsid="00052fd8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als we enjoy and can prepare</text:h>
      <text:list xml:id="list3564490274" text:style-name="L1">
        <text:list-item>
          <text:p text:style-name="P11">Honey garlic chicken p.97 or ketchup teriyaki</text:p>
        </text:list-item>
        <text:list-item>
          <text:p text:style-name="P11">Shepherd’s Pie</text:p>
        </text:list-item>
        <text:list-item>
          <text:p text:style-name="P11">Taco Night - shells/tortillas, beans, beef, salsa, cheese</text:p>
        </text:list-item>
        <text:list-item>
          <text:p text:style-name="P11">Chicken Tenders + mashed or roasted potatoes</text:p>
        </text:list-item>
        <text:list-item>
          <text:p text:style-name="P11">Tilapia and Salmon + potatoes or rice and vegetables</text:p>
        </text:list-item>
        <text:list-item>
          <text:p text:style-name="P11">Spicy Cashew Chicken, p. 34 in Slow Cooker book</text:p>
        </text:list-item>
        <text:list-item>
          <text:p text:style-name="P11">Chunky Chicken Stew, p. 89 in Slow Cooker book</text:p>
        </text:list-item>
        <text:list-item>
          <text:p text:style-name="P11">Jambalaya with chicken or ground beef</text:p>
        </text:list-item>
        <text:list-item>
          <text:p text:style-name="P11">Chili + rice or potatoes or bread</text:p>
        </text:list-item>
        <text:list-item>
          <text:p text:style-name="P11">Tex-Mex Chicken</text:p>
        </text:list-item>
        <text:list-item>
          <text:p text:style-name="P11">Chicken and Dumplings</text:p>
        </text:list-item>
        <text:list-item>
          <text:p text:style-name="P11">Pasta with meat sauce</text:p>
        </text:list-item>
        <text:list-item>
          <text:p text:style-name="P1">Boxed stroganoff</text:p>
        </text:list-item>
      </text:list>
      <text:h text:style-name="Heading_20_2" text:outline-level="2">More from slow cooker cookbook</text:h>
      <text:list xml:id="list1314929226" text:style-name="L2">
        <text:list-item>
          <text:p text:style-name="P12">Chicken &amp; Bean Burrito Casserole p. 30</text:p>
        </text:list-item>
        <text:list-item>
          <text:p text:style-name="P12">Chicken Noodle Soup p.49</text:p>
        </text:list-item>
        <text:list-item>
          <text:p text:style-name="P12">Chicken &amp; Dumpling Soup p. 53</text:p>
        </text:list-item>
        <text:list-item>
          <text:p text:style-name="P12">BBQ Chicken (on a bun) – oven: 375° ≈25 minutes</text:p>
        </text:list-item>
        <text:list-item>
          <text:p text:style-name="P12">Tex-Mex Chicken p.108</text:p>
        </text:list-item>
        <text:list-item>
          <text:p text:style-name="P12">Chicken Tenders p.114</text:p>
        </text:list-item>
        <text:list-item>
          <text:p text:style-name="P2">Chicken Rigatoni p.115</text:p>
        </text:list-item>
      </text:list>
      <text:h text:style-name="Heading_20_1" text:outline-level="1">Southwest Quinoa</text:h>
      <text:h text:style-name="Heading_20_2" text:outline-level="2">Ingredients</text:h>
      <text:list xml:id="list3819925656" text:style-name="L3">
        <text:list-item>
          <text:p text:style-name="P13">1 tablespoon olive oil</text:p>
        </text:list-item>
        <text:list-item>
          <text:p text:style-name="P13">2 cloves garlic, minced</text:p>
        </text:list-item>
        <text:list-item>
          <text:p text:style-name="P13">1 jalapeno, minced</text:p>
        </text:list-item>
        <text:list-item>
          <text:p text:style-name="P13">1 cup quinoa</text:p>
        </text:list-item>
        <text:list-item>
          <text:p text:style-name="P13">1 cup vegetable broth</text:p>
        </text:list-item>
        <text:list-item>
          <text:p text:style-name="P13">1 (15-ounce) can black beans, drained and rinsed</text:p>
        </text:list-item>
        <text:list-item>
          <text:p text:style-name="P13">1 (14.5 oz) can fire-roasted diced tomatoes</text:p>
        </text:list-item>
        <text:list-item>
          <text:p text:style-name="P13">1 cup corn kernels, frozen, canned or roasted</text:p>
        </text:list-item>
        <text:list-item>
          <text:p text:style-name="P13">1 teaspoon chili powder</text:p>
        </text:list-item>
        <text:list-item>
          <text:p text:style-name="P13">1/2 teaspoon cumin</text:p>
        </text:list-item>
        <text:list-item>
          <text:p text:style-name="P13">salt and black pepper, to taste</text:p>
        </text:list-item>
        <text:list-item>
          <text:p text:style-name="P13">1 avocado, halved, seeded, peeled and diced</text:p>
        </text:list-item>
        <text:list-item>
          <text:p text:style-name="P13">Juice of 1 lime</text:p>
        </text:list-item>
        <text:list-item>
          <text:p text:style-name="P3"><text:soft-page-break/>2 tablespoons chopped fresh cilantro leaves</text:p>
        </text:list-item>
      </text:list>
      <text:h text:style-name="Heading_20_2" text:outline-level="2">Instructions</text:h>
      <text:list xml:id="list437506643" text:style-name="L4">
        <text:list-item>
          <text:p text:style-name="P14">Heat olive oil in a large skillet over medium high heat. Add garlic and jalapeno, and cook, stirring<text:line-break/>frequently, until fragrant, about 1 minute.</text:p>
        </text:list-item>
        <text:list-item>
          <text:p text:style-name="P14">Stir in quinoa, vegetable broth, beans, tomatoes, corn, chili powder and cumin; season with salt<text:line-break/>and pepper, to taste. Bring to a boil; cover, reduce heat and simmer until quinoa is cooked<text:line-break/>through, about 20 minutes. Stir in avocado, lime juice and cilantro.</text:p>
        </text:list-item>
        <text:list-item>
          <text:p text:style-name="P4">Serve immediately.</text:p>
        </text:list-item>
      </text:list>
      <text:h text:style-name="Heading_20_1" text:outline-level="1">Quick french toast bits</text:h>
      <text:p text:style-name="Text_20_body">Whisk 2 eggs</text:p>
      <text:list xml:id="list708375622" text:style-name="L5">
        <text:list-item>
          <text:p text:style-name="P15">1/2 cup milk</text:p>
        </text:list-item>
        <text:list-item>
          <text:p text:style-name="P15">1 tsp vanilla</text:p>
        </text:list-item>
        <text:list-item>
          <text:p text:style-name="P15">1 tsp cinnamon</text:p>
        </text:list-item>
        <text:list-item>
          <text:p text:style-name="P5">1 tbsp sugar<text:line-break/>Cut 4 pieces of bread into strips.<text:line-break/>Melt 1 tbsp butter in frying pan.</text:p>
        </text:list-item>
      </text:list>
      <text:h text:style-name="Heading_20_1" text:outline-level="1"><text:span text:style-name="T1">G</text:span>reen curry</text:h>
      <text:p text:style-name="Text_20_body">season<text:line-break/>1/2 t cumin<text:line-break/>1/8 t purely pepper<text:line-break/>1/4 t coriander<text:line-break/>black pepper<text:line-break/>3/4 t salt<text:line-break/>1/4 t ginger</text:p>
      <text:p text:style-name="Text_20_body"><text:span text:style-name="Emphasis">serve over rice</text:span></text:p>
      <text:list xml:id="list3736053351" text:style-name="L6">
        <text:list-item>
          <text:p text:style-name="P6">Cook veggies in water/butter</text:p>
        </text:list-item>
      </text:list>
      <text:list xml:id="list719150698" text:style-name="L7">
        <text:list-item>
          <text:p text:style-name="P16">onion until translucent</text:p>
        </text:list-item>
        <text:list-item>
          <text:p text:style-name="P16">garlic</text:p>
        </text:list-item>
        <text:list-item>
          <text:p text:style-name="P16">veggies: broccoli, grated carrot, shredded greens, potato, sweet potato, squash</text:p>
        </text:list-item>
        <text:list-item>
          <text:p text:style-name="P16">chickpeas<text:line-break/>Create space in pan to heat up curry sauce</text:p>
        </text:list-item>
        <text:list-item>
          <text:p text:style-name="P16">green curry paste 1/2-whole jar<text:line-break/>Mix into vegetables</text:p>
        </text:list-item>
        <text:list-item>
          <text:p text:style-name="P16">1 can coconut milk</text:p>
        </text:list-item>
        <text:list-item>
          <text:p text:style-name="P16"><text:soft-page-break/>1 can chicken broth</text:p>
        </text:list-item>
        <text:list-item>
          <text:p text:style-name="P7">3 splashes soy sauce<text:line-break/>Let simmer 10 minutes or until cooked through</text:p>
        </text:list-item>
      </text:list>
      <text:h text:style-name="Heading_20_1" text:outline-level="1">Doughless <text:span text:style-name="T1">pie </text:span>crust</text:h>
      <text:p text:style-name="Text_20_body">in blender</text:p>
      <text:list xml:id="list2435755728" text:style-name="L8">
        <text:list-item>
          <text:p text:style-name="P17">1c oats<text:line-break/>blend to oat flour</text:p>
        </text:list-item>
        <text:list-item>
          <text:p text:style-name="P17">1 1/2 c almond flour</text:p>
        </text:list-item>
        <text:list-item>
          <text:p text:style-name="P17">1/4 t salt</text:p>
        </text:list-item>
        <text:list-item>
          <text:p text:style-name="P17">2T sugar<text:line-break/>mix</text:p>
        </text:list-item>
        <text:list-item>
          <text:p text:style-name="P17">1T syrup</text:p>
        </text:list-item>
        <text:list-item>
          <text:p text:style-name="P8">4-5T melted coconut oil<text:line-break/>bake 20 minutes<text:line-break/>cool</text:p>
        </text:list-item>
      </text:list>
      <text:h text:style-name="Heading_20_1" text:outline-level="1">Recipe purchase lists</text:h>
      <text:h text:style-name="Heading_20_2" text:outline-level="2">CHICKEN SOUP</text:h>
      <text:p text:style-name="Text_20_body">1lb chicken<text:line-break/>1/2 onion<text:line-break/>2 ribs celery<text:line-break/>1 large carrot<text:line-break/>1 small sweet potato<text:line-break/>1/2 c quinoa + 1/2 c farro<text:line-break/>2 c spinach<text:line-break/>1/2 can corn</text:p>
      <text:h text:style-name="Heading_20_2" text:outline-level="2">CHILI</text:h>
      <text:p text:style-name="Text_20_body">1/2 onion<text:line-break/>1/2 red bell pepper<text:line-break/>2 ribs celery<text:line-break/>1 large carrot<text:line-break/>1 small sweet potato<text:line-break/>1 can black beans<text:line-break/>1 can pinto beans<text:line-break/>1 can diced tomatoes<text:line-break/>1 can jalapenos</text:p>
      <text:h text:style-name="Heading_20_2" text:outline-level="2"><text:soft-page-break/>QUINOA</text:h>
      <text:p text:style-name="Text_20_body">1/2 red bell pepper<text:line-break/>1/2 onion<text:line-break/>1 avocado<text:line-break/>1 can black beans<text:line-break/>1 can diced tomatoes<text:line-break/>1 can jalapenos<text:line-break/>1/2 can corn<text:line-break/>1/2 c quinoa + 1/2 c farro</text:p>
      <text:h text:style-name="Heading_20_2" text:outline-level="2">PEANUT STEW</text:h>
      <text:p text:style-name="Text_20_body">1/2 onion<text:line-break/>1 medium/large sweet potato<text:line-break/>1 can diced tomatoes<text:line-break/>1 can chickpeas<text:line-break/>peanut butter</text:p>
      <text:h text:style-name="Heading_20_1" text:outline-level="1">Special Seasoning (pasta seasoning)</text:h>
      <text:p text:style-name="Text_20_body">1 tbsp chili powder</text:p>
      <text:p text:style-name="Text_20_body">1 1/2 tsp cumin</text:p>
      <text:p text:style-name="Text_20_body">1 tsp</text:p>
      <text:list xml:id="list2403804851" text:style-name="L9">
        <text:list-item>
          <text:p text:style-name="P18">salt</text:p>
        </text:list-item>
        <text:list-item>
          <text:p text:style-name="P9">black pepper</text:p>
        </text:list-item>
      </text:list>
      <text:p text:style-name="Text_20_body">1/4 tsp</text:p>
      <text:list xml:id="list1893479741" text:style-name="L10">
        <text:list-item>
          <text:p text:style-name="P19">garlic powder</text:p>
        </text:list-item>
        <text:list-item>
          <text:p text:style-name="P19">onion powder</text:p>
        </text:list-item>
        <text:list-item>
          <text:p text:style-name="P19">red pepper flakes</text:p>
        </text:list-item>
        <text:list-item>
          <text:p text:style-name="P19">italian seasoning</text:p>
        </text:list-item>
        <text:list-item>
          <text:p text:style-name="P19">paprika</text:p>
        </text:list-item>
        <text:list-item>
          <text:p text:style-name="P10">cayenne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2-28T04:04:53.272000000</dc:date>
    <meta:editing-duration>PT3M7S</meta:editing-duration>
    <meta:editing-cycles>3</meta:editing-cycles>
    <meta:document-statistic meta:table-count="0" meta:image-count="0" meta:object-count="0" meta:page-count="4" meta:paragraph-count="90" meta:word-count="615" meta:character-count="3150" meta:non-whitespace-character-count="2688"/>
  </office:meta>
</office:document-meta>
</file>